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fo:color="#666666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fo:color="#666666"/>
    </style:style>
    <style:style style:name="T7" style:parent-style-name="DefaultParagraphFont" style:family="text">
      <style:text-properties style:font-name="Liberation Serif" fo:font-weight="bold" style:font-weight-asian="bold"/>
    </style:style>
    <style:style style:name="P8" style:parent-style-name="Standard" style:family="paragraph">
      <style:paragraph-properties fo:text-align="justify"/>
      <style:text-properties style:font-name="Liberation Serif"/>
    </style:style>
    <style:style style:name="P9" style:parent-style-name="Heading2" style:family="paragraph">
      <style:text-properties style:font-name="Liberation Serif"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T11" style:parent-style-name="DefaultParagraphFont" style:family="text">
      <style:text-properties style:font-name="Liberation Serif" fo:font-weight="bold" style:font-weight-asian="bold" style:font-weight-complex="bold"/>
    </style:style>
    <style:style style:name="T12" style:parent-style-name="DefaultParagraphFont" style:family="text">
      <style:text-properties style:font-name="Liberation Serif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style:font-name="Liberation Serif" fo:font-weight="bold" style:font-weight-asian="bold" style:font-weight-complex="bold"/>
    </style:style>
    <style:style style:name="T15" style:parent-style-name="DefaultParagraphFont" style:family="text">
      <style:text-properties style:font-name="Liberation Serif"/>
    </style:style>
    <style:style style:name="P16" style:parent-style-name="Standard" style:family="paragraph">
      <style:paragraph-properties fo:text-align="justify"/>
    </style:style>
    <style:style style:name="T17" style:parent-style-name="DefaultParagraphFont" style:family="text">
      <style:text-properties style:font-name="Liberation Serif" fo:font-weight="bold" style:font-weight-asian="bold" style:font-weight-complex="bold"/>
    </style:style>
    <style:style style:name="T18" style:parent-style-name="DefaultParagraphFont" style:family="text">
      <style:text-properties style:font-name="Liberation Serif"/>
    </style:style>
    <style:style style:name="T19" style:parent-style-name="DefaultParagraphFont" style:family="text">
      <style:text-properties style:font-name="Liberation Serif" fo:font-weight="bold" style:font-weight-asian="bold" style:font-weight-complex="bold"/>
    </style:style>
    <style:style style:name="P20" style:parent-style-name="Standard" style:family="paragraph">
      <style:text-properties style:font-name="Liberation Serif" fo:font-weight="bold" style:font-weight-asian="bold" style:font-weight-complex="bold"/>
    </style:style>
    <style:style style:name="P21" style:parent-style-name="Standard" style:family="paragraph">
      <style:text-properties style:font-name="Liberation Serif" fo:font-weight="bold" style:font-weight-asian="bold" style:font-weight-complex="bold"/>
    </style:style>
    <style:style style:name="P22" style:parent-style-name="Standard" style:family="paragraph">
      <style:text-properties style:font-name="Liberation Serif"/>
    </style:style>
    <style:style style:name="P23" style:parent-style-name="Standard" style:family="paragraph">
      <style:text-properties style:font-name="Liberation Serif"/>
    </style:style>
    <style:style style:name="P24" style:parent-style-name="Standard" style:family="paragraph">
      <style:text-properties style:font-name="Liberation Serif"/>
    </style:style>
    <style:style style:name="P25" style:parent-style-name="Standard" style:family="paragraph">
      <style:text-properties style:font-name="Liberation Serif"/>
    </style:style>
    <style:style style:name="P26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27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28" style:parent-style-name="Standard" style:family="paragraph">
      <style:paragraph-properties fo:text-align="justify"/>
      <style:text-properties style:font-name="Liberation Serif"/>
    </style:style>
    <style:style style:name="P29" style:parent-style-name="Standard" style:family="paragraph">
      <style:paragraph-properties fo:text-align="justify"/>
      <style:text-properties style:font-name="Liberation Serif"/>
    </style:style>
    <style:style style:name="P30" style:parent-style-name="Standard" style:family="paragraph">
      <style:paragraph-properties fo:text-align="justify"/>
      <style:text-properties style:font-name="Liberation Serif"/>
    </style:style>
    <style:style style:name="P31" style:parent-style-name="Standard" style:family="paragraph">
      <style:paragraph-properties fo:text-align="justify"/>
      <style:text-properties style:font-name="Liberation Serif"/>
    </style:style>
    <style:style style:name="P32" style:parent-style-name="Standard" style:family="paragraph">
      <style:paragraph-properties fo:text-align="justify"/>
      <style:text-properties style:font-name="Liberation Serif"/>
    </style:style>
    <style:style style:name="P33" style:parent-style-name="Standard" style:family="paragraph">
      <style:paragraph-properties fo:text-align="justify"/>
      <style:text-properties style:font-name="Liberation Serif"/>
    </style:style>
    <style:style style:name="P34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35" style:parent-style-name="Standard" style:family="paragraph">
      <style:paragraph-properties fo:text-align="justify"/>
      <style:text-properties style:font-name="Liberation Serif"/>
    </style:style>
    <style:style style:name="P36" style:parent-style-name="Standard" style:family="paragraph">
      <style:paragraph-properties fo:text-align="justify"/>
      <style:text-properties style:font-name="Liberation Serif"/>
    </style:style>
    <style:style style:name="P37" style:parent-style-name="Standard" style:family="paragraph">
      <style:paragraph-properties fo:text-align="justify"/>
      <style:text-properties style:font-name="Liberation Serif"/>
    </style:style>
    <style:style style:name="P38" style:parent-style-name="Standard" style:family="paragraph">
      <style:paragraph-properties fo:text-align="justify"/>
      <style:text-properties style:font-name="Liberation Serif"/>
    </style:style>
    <style:style style:name="P39" style:parent-style-name="Standard" style:family="paragraph">
      <style:paragraph-properties fo:text-align="justify"/>
      <style:text-properties style:font-name="Liberation Serif"/>
    </style:style>
    <style:style style:name="P40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1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2" style:parent-style-name="Standard" style:family="paragraph">
      <style:paragraph-properties fo:text-align="justify"/>
      <style:text-properties style:font-name="Liberation Serif"/>
    </style:style>
    <style:style style:name="P43" style:parent-style-name="Standard" style:family="paragraph">
      <style:paragraph-properties fo:text-align="justify"/>
      <style:text-properties style:font-name="Liberation Serif"/>
    </style:style>
    <style:style style:name="P44" style:parent-style-name="Standard" style:family="paragraph">
      <style:paragraph-properties fo:text-align="justify"/>
      <style:text-properties style:font-name="Liberation Serif"/>
    </style:style>
    <style:style style:name="P45" style:parent-style-name="Standard" style:family="paragraph">
      <style:paragraph-properties fo:text-align="justify"/>
      <style:text-properties style:font-name="Liberation Serif"/>
    </style:style>
    <style:style style:name="P46" style:parent-style-name="Standard" style:family="paragraph">
      <style:paragraph-properties fo:text-align="justify"/>
      <style:text-properties style:font-name="Liberation Serif"/>
    </style:style>
    <style:style style:name="P47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8" style:parent-style-name="Standard" style:family="paragraph">
      <style:paragraph-properties fo:text-align="justify"/>
      <style:text-properties style:font-name="Liberation Serif"/>
    </style:style>
    <style:style style:name="P49" style:parent-style-name="Standard" style:family="paragraph">
      <style:paragraph-properties fo:text-align="justify"/>
      <style:text-properties style:font-name="Liberation Serif"/>
    </style:style>
    <style:style style:name="P50" style:parent-style-name="Standard" style:family="paragraph">
      <style:paragraph-properties fo:text-align="justify"/>
      <style:text-properties style:font-name="Liberation Serif"/>
    </style:style>
    <style:style style:name="P51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2" style:parent-style-name="Standard" style:family="paragraph">
      <style:paragraph-properties fo:text-align="justify"/>
      <style:text-properties style:font-name="Liberation Serif"/>
    </style:style>
    <style:style style:name="P53" style:parent-style-name="Standard" style:family="paragraph">
      <style:paragraph-properties fo:text-align="justify"/>
      <style:text-properties style:font-name="Liberation Serif"/>
    </style:style>
    <style:style style:name="P54" style:parent-style-name="Standard" style:family="paragraph">
      <style:paragraph-properties fo:text-align="justify"/>
      <style:text-properties style:font-name="Liberation Serif"/>
    </style:style>
    <style:style style:name="P55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6" style:parent-style-name="Standard" style:family="paragraph">
      <style:paragraph-properties fo:text-align="justify"/>
      <style:text-properties style:font-name="Liberation Serif"/>
    </style:style>
    <style:style style:name="P57" style:parent-style-name="Standard" style:family="paragraph">
      <style:paragraph-properties fo:text-align="justify"/>
      <style:text-properties style:font-name="Liberation Serif"/>
    </style:style>
    <style:style style:name="P58" style:parent-style-name="Standard" style:family="paragraph">
      <style:paragraph-properties fo:text-align="justify"/>
      <style:text-properties style:font-name="Liberation Serif"/>
    </style:style>
    <style:style style:name="T59" style:parent-style-name="DefaultParagraphFont" style:family="text">
      <style:text-properties style:font-name="Liberation Serif" fo:font-weight="bold" style:font-weight-asian="bold" style:font-weight-complex="bold"/>
    </style:style>
    <style:style style:name="T60" style:parent-style-name="DefaultParagraphFont" style:family="text">
      <style:text-properties style:font-name="Liberation Serif" fo:font-weight="bold" style:font-weight-asian="bold"/>
    </style:style>
    <style:style style:name="T61" style:parent-style-name="DefaultParagraphFont" style:family="text">
      <style:text-properties style:font-name="Liberation Serif" fo:font-weight="bold" style:font-weight-asian="bold"/>
    </style:style>
    <style:style style:name="T62" style:parent-style-name="DefaultParagraphFont" style:family="text">
      <style:text-properties style:font-name="Liberation Serif" fo:font-weight="bold" style:font-weight-asian="bold"/>
    </style:style>
    <style:style style:name="T63" style:parent-style-name="DefaultParagraphFont" style:family="text">
      <style:text-properties style:font-name="Liberation Serif" fo:font-weight="bold" style:font-weight-asian="bold" style:text-position="super 63.6%"/>
    </style:style>
    <style:style style:name="T64" style:parent-style-name="DefaultParagraphFont" style:family="text">
      <style:text-properties style:font-name="Liberation Serif" fo:font-weight="bold" style:font-weight-asian="bold"/>
    </style:style>
    <style:style style:name="T65" style:parent-style-name="DefaultParagraphFont" style:family="text">
      <style:text-properties style:font-name="Liberation Serif" fo:font-weight="bold" style:font-weight-asian="bold"/>
    </style:style>
    <style:style style:name="T66" style:parent-style-name="DefaultParagraphFont" style:family="text">
      <style:text-properties style:font-name="Liberation Serif" fo:font-weight="bold" style:font-weight-asian="bold"/>
    </style:style>
    <style:style style:name="P67" style:parent-style-name="Standard" style:family="paragraph">
      <style:text-properties style:font-name="Liberation Serif"/>
    </style:style>
    <style:style style:name="P68" style:parent-style-name="Heading2" style:family="paragraph">
      <style:text-properties style:font-name="Liberation Serif" fo:font-weight="bold" style:font-weight-asian="bold" style:font-weight-complex="bold"/>
    </style:style>
    <style:style style:name="P69" style:parent-style-name="Standard" style:family="paragraph">
      <style:text-properties style:font-name="Liberation Serif"/>
    </style:style>
    <style:style style:name="P70" style:parent-style-name="Standard" style:family="paragraph">
      <style:text-properties style:font-name="Liberation Serif"/>
    </style:style>
    <style:style style:name="P71" style:parent-style-name="Standard" style:family="paragraph">
      <style:text-properties style:font-name="Liberation Serif"/>
    </style:style>
    <style:style style:name="P72" style:parent-style-name="Standard" style:family="paragraph">
      <style:text-properties style:font-name="Liberation Serif"/>
    </style:style>
    <style:style style:name="P73" style:parent-style-name="Heading2" style:family="paragraph">
      <style:text-properties style:font-name="Liberation Serif" fo:font-weight="bold" style:font-weight-asian="bold" style:font-weight-complex="bold"/>
    </style:style>
    <style:style style:name="P74" style:parent-style-name="Standard" style:family="paragraph">
      <style:text-properties style:font-name="Liberation Serif"/>
    </style:style>
    <style:style style:name="P75" style:parent-style-name="Heading2" style:family="paragraph">
      <style:text-properties style:font-name="Liberation Serif" fo:font-weight="bold" style:font-weight-asian="bold" style:font-weight-complex="bold"/>
    </style:style>
    <style:style style:name="P76" style:parent-style-name="Standard" style:family="paragraph">
      <style:text-properties style:font-name="Liberation Serif"/>
    </style:style>
    <style:style style:name="P77" style:parent-style-name="Standard" style:family="paragraph">
      <style:text-properties style:font-name="Liberation Serif"/>
    </style:style>
    <style:style style:name="P78" style:parent-style-name="Standard" style:family="paragraph">
      <style:text-properties style:font-name="Liberation Serif"/>
    </style:style>
    <style:style style:name="P79" style:parent-style-name="Standard" style:family="paragraph">
      <style:text-properties style:font-name="Liberation Serif"/>
    </style:style>
    <style:style style:name="P80" style:parent-style-name="Standard" style:family="paragraph">
      <style:text-properties style:font-name="Liberation Serif"/>
    </style:style>
    <style:style style:name="P81" style:parent-style-name="Standard" style:family="paragraph">
      <style:text-properties style:font-name="Liberation Serif"/>
    </style:style>
    <style:style style:name="P82" style:parent-style-name="Heading2" style:family="paragraph">
      <style:text-properties style:font-name="Liberation Serif" fo:font-weight="bold" style:font-weight-asian="bold" style:font-weight-complex="bold"/>
    </style:style>
    <style:style style:name="P83" style:parent-style-name="Standard" style:family="paragraph">
      <style:text-properties style:font-name="Liberation Serif"/>
    </style:style>
    <style:style style:name="P84" style:parent-style-name="Standard" style:family="paragraph"/>
    <style:style style:name="T85" style:parent-style-name="DefaultParagraphFont" style:family="text">
      <style:text-properties style:font-name="Liberation Serif"/>
    </style:style>
    <style:style style:name="P86" style:parent-style-name="Heading2" style:family="paragraph">
      <style:text-properties style:font-name="Liberation Serif" fo:font-weight="bold" style:font-weight-asian="bold" style:font-weight-complex="bold"/>
    </style:style>
    <style:style style:name="P87" style:parent-style-name="Standard" style:family="paragraph">
      <style:text-properties style:font-name="Liberation Serif"/>
    </style:style>
    <style:style style:name="P88" style:parent-style-name="Standard" style:family="paragraph">
      <style:text-properties style:font-name="Liberation Serif"/>
    </style:style>
    <style:style style:name="P89" style:parent-style-name="Heading2" style:family="paragraph">
      <style:text-properties style:font-name="Liberation Serif" fo:font-weight="bold" style:font-weight-asian="bold" style:font-weight-complex="bold"/>
    </style:style>
    <style:style style:name="P90" style:parent-style-name="Standard" style:family="paragraph">
      <style:text-properties style:font-name="Liberation Serif"/>
    </style:style>
    <style:style style:name="P91" style:parent-style-name="Standard" style:family="paragraph">
      <style:text-properties style:font-name="Liberation Serif"/>
    </style:style>
  </office:automatic-styles>
  <office:body>
    <office:text text:use-soft-page-breaks="true">
      <text:h text:style-name="P1" text:outline-level="1">Nduvho Edward<text:s/><text:span text:style-name="T2">Ramashia</text:span><text:s text:c="2"/></text:h>
      <text:p text:style-name="P3"><text:span text:style-name="T4">063 853 3355</text:span><text:s/>|<text:s/><text:a xlink:href="mailto:Nduvho.Ramashia@gmail.com" office:target-frame-name="_top" xlink:show="replace">Nduvho.Ramashia@gmail.com</text:a><text:s/>| Johannesburg</text:p>
      <text:p text:style-name="P5"><text:a xlink:href="https://github.com/NduvhoEdward" office:target-frame-name="_top" xlink:show="replace">Github</text:a><text:span text:style-name="T6"><text:s/>|<text:s/></text:span><text:a xlink:href="https://www.linkedin.com/in/nduvhoedward" office:target-frame-name="_top" xlink:show="replace">LinkedIn</text:a></text:p>
      <text:h text:style-name="Heading2" text:outline-level="2"><text:span text:style-name="T7">Professional Summary</text:span></text:h>
      <text:p text:style-name="P8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9" text:outline-level="2">Technical Skills</text:h>
      <text:list text:style-name="LFO3" text:continue-numbering="true">
        <text:list-item>
          <text:p text:style-name="P10"><text:span text:style-name="T11">Programming Languages:</text:span><text:span text:style-name="T12"><text:s/>C++, Python, Matlab, AVR Assembly, Javascript, “HTML/CSS”.</text:span></text:p>
        </text:list-item>
        <text:list-item>
          <text:p text:style-name="P13"><text:span text:style-name="T14">Software Tools:</text:span><text:span text:style-name="T15"><text:s/>Matlab, LTspice, Linux (various distros and CLI operations), LOGO Soft Comfort,VS Code, Autodesk Eagle and Similar CAD Software, Git Version Control, Microsoft Excel, Power BI.</text:span></text:p>
        </text:list-item>
        <text:list-item>
          <text:p text:style-name="P16"><text:span text:style-name="T17">Hardware Platforms:</text:span><text:span text:style-name="T18"><text:s/>Atmel AVR, ESP32, and STM32 Micro-controller families, LOGO PLC.</text:span></text:p>
        </text:list-item>
      </text:list>
      <text:h text:style-name="Heading2" text:outline-level="2"><text:span text:style-name="T19">Experience</text:span></text:h>
      <text:p text:style-name="P20"/>
      <text:p text:style-name="P21">Assistant to the Services Manager, IMT Probe Kuruman Auto<text:tab/><text:tab/><text:tab/>December 2024 – January 2025</text:p>
      <text:list text:style-name="LFO4" text:continue-numbering="true">
        <text:list-item>
          <text:p text:style-name="P22">Analyzed services data to identify trends and areas for improvement</text:p>
        </text:list-item>
        <text:list-item>
          <text:p text:style-name="P23">Streamlined data capture and analysis by developing an error-resistant, user-friendly job card entry form</text:p>
        </text:list-item>
        <text:list-item>
          <text:p text:style-name="P24">Evaluated departmental utilization and performance metrics</text:p>
        </text:list-item>
        <text:list-item>
          <text:p text:style-name="P25">Contributed to the development of cost-saving strategies using KPIs such as MTTR, MTBF and others<text:s/></text:p>
        </text:list-item>
      </text:list>
      <text:p text:style-name="P26"/>
      <text:p text:style-name="P27">Junior Electrical Engineer<text:s/>(Part-time), iMining (Pty) Ltd <text:s text:c="8"/><text:tab/><text:s/><text:tab/><text:tab/><text:s text:c="8"/>February 2024 – May 2024</text:p>
      <text:list text:style-name="LFO5" text:continue-numbering="true">
        <text:list-item>
          <text:p text:style-name="P28">Measurement systems design and development</text:p>
        </text:list-item>
        <text:list-item>
          <text:p text:style-name="P29">PCB designs</text:p>
        </text:list-item>
        <text:list-item>
          <text:p text:style-name="P30">Firmware development</text:p>
        </text:list-item>
        <text:list-item>
          <text:p text:style-name="P31">Electronics equipment testing &amp; assembly</text:p>
        </text:list-item>
        <text:list-item>
          <text:p text:style-name="P32">General engineering lab administration</text:p>
        </text:list-item>
      </text:list>
      <text:p text:style-name="P33"/>
      <text:p text:style-name="P34">Student<text:s/>Electrical Engineer, iMining (Pty) Ltd <text:s text:c="8"/><text:tab/><text:s/><text:tab/><text:tab/><text:tab/><text:tab/>December 2023 - January 2024</text:p>
      <text:list text:style-name="LFO5" text:continue-numbering="true">
        <text:list-item>
          <text:p text:style-name="P35">Assisting engineers with Schematic &amp; PCB designs</text:p>
        </text:list-item>
        <text:list-item>
          <text:p text:style-name="P36">Contributed in firmware development</text:p>
        </text:list-item>
        <text:list-item>
          <text:p text:style-name="P37">Electronics equipment testing &amp; assembly</text:p>
        </text:list-item>
        <text:list-item>
          <text:p text:style-name="P38">General engineering lab administration</text:p>
        </text:list-item>
        <text:list-item>
          <text:p text:style-name="P39">Measurement systems design and development</text:p>
        </text:list-item>
      </text:list>
      <text:p text:style-name="P40"/>
      <text:p text:style-name="P41">Undergraduate Research Assistant, Wits of School of Electrical and Information Engineering <text:s text:c="9"/>June - July 2023</text:p>
      <text:list text:style-name="LFO5" text:continue-numbering="true">
        <text:list-item>
          <text:p text:style-name="P42">Supported hands-on projects on controlled LED lighting for mosquito breeding</text:p>
        </text:list-item>
        <text:list-item>
          <text:p text:style-name="P43">Conducted experiments and collected data with attention to detail</text:p>
        </text:list-item>
        <text:list-item>
          <text:p text:style-name="P44">Ensured strict adherence to lab safety protocols</text:p>
        </text:list-item>
        <text:list-item>
          <text:p text:style-name="P45">Assisted in maintenance and repair of lab equipment</text:p>
        </text:list-item>
      </text:list>
      <text:p text:style-name="P46"/>
      <text:p text:style-name="P47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48">Retrieved and processed data for road–river crossing assessments</text:p>
        </text:list-item>
        <text:list-item>
          <text:p text:style-name="P49">Evaluated infrastructure and prioritized repairs to optimize maintenance planning</text:p>
        </text:list-item>
      </text:list>
      <text:p text:style-name="P50"/>
      <text:p text:style-name="P51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52">Assisted groups and<text:s/>individuals in understanding Microprocessor concepts</text:p>
        </text:list-item>
        <text:list-item>
          <text:p text:style-name="P53">Supported students with software setup and debugging Assembly code</text:p>
        </text:list-item>
      </text:list>
      <text:p text:style-name="P54"/>
      <text:p text:style-name="P55">Lecturer Assistant, Wits – School of Electrical and Information Eng. <text:s text:c="26"/><text:tab/><text:s text:c="6"/><text:tab/><text:s text:c="6"/>Nov 2020 - Feb 2021</text:p>
      <text:list text:style-name="LFO8" text:continue-numbering="true">
        <text:list-item>
          <text:p text:style-name="P56">Tested and analyzed new microcontrollers for future academic use</text:p>
        </text:list-item>
        <text:list-item>
          <text:p text:style-name="P57">Implemented and validated upcoming lab exercises on proposed hardware</text:p>
        </text:list-item>
        <text:list-item>
          <text:p text:style-name="P58">Reviewed lab instructions for accuracy, feasibility, and time efficiency</text:p>
        </text:list-item>
      </text:list>
      <text:h text:style-name="Heading2" text:outline-level="2"><text:span text:style-name="T59">Education</text:span></text:h>
      <text:p text:style-name="Standard"><text:span text:style-name="T60">Bsc(Hon) in Electrical and Information Engineering,<text:s/></text:span><text:span text:style-name="T61"><text:tab/></text:span><text:span text:style-name="T62"><text:tab/>4</text:span><text:span text:style-name="T63">th</text:span><text:span text:style-name="T64"><text:s/>Year</text:span><text:span text:style-name="T65"><text:tab/></text:span><text:span text:style-name="T66"><text:tab/>Expected Grad. Date: 2025</text:span></text:p>
      <text:p text:style-name="P67">University of the Witwatersrand, Johannesburg</text:p>
      <text:h text:style-name="P68" text:outline-level="2">Achievements and Awards</text:h>
      <text:list text:style-name="LFO9" text:continue-numbering="true">
        <text:list-item>
          <text:p text:style-name="P69">Triumphs in High-Performance Computing (HPC) and Data Science Competitions:</text:p>
          <text:list text:continue-numbering="true">
            <text:list-item>
              <text:p text:style-name="P70">Secured a coveted spot on the CHPC team for ISC22-SCC in 2022.</text:p>
            </text:list-item>
            <text:list-item>
              <text:p text:style-name="P71">Distinguished with a stellar 2nd place out of 4 finalists in the CHPC-SCC competition in 2021.</text:p>
            </text:list-item>
            <text:list-item>
              <text:p text:style-name="P72">Showcased exceptional skills, clinching an impressive 2nd place out of 9 participants in the spirited DIRISA DATATHON of 2020.</text:p>
            </text:list-item>
          </text:list>
        </text:list-item>
      </text:list>
      <text:h text:style-name="P73" text:outline-level="2">Certifications</text:h>
      <text:p text:style-name="P74">The Cybersecurity Threat Landscape, LinkedIn Learning, 2023</text:p>
      <text:h text:style-name="P75" text:outline-level="2">Leadership and Extracurricular Activities</text:h>
      <text:list text:style-name="LFO10" text:continue-numbering="true">
        <text:list-item>
          <text:p text:style-name="P76">Music Enthusiast:</text:p>
        </text:list-item>
      </text:list>
      <text:list text:style-name="LFO11" text:continue-numbering="true">
        <text:list-item>
          <text:list>
            <text:list-item>
              <text:p text:style-name="P77">Proficient in playing electric piano and bass guitar.</text:p>
            </text:list-item>
            <text:list-item>
              <text:p text:style-name="P78">Actively involved in musical collaborations.</text:p>
            </text:list-item>
          </text:list>
        </text:list-item>
      </text:list>
      <text:list text:style-name="LFO10" text:continue-numbering="true">
        <text:list-item>
          <text:p text:style-name="P79">Gaming Enthusiast:</text:p>
        </text:list-item>
      </text:list>
      <text:list text:style-name="LFO12" text:continue-numbering="true">
        <text:list-item>
          <text:list>
            <text:list-item>
              <text:p text:style-name="P80">Engaged in gaming<text:s/>communities and online tournaments.</text:p>
            </text:list-item>
            <text:list-item>
              <text:p text:style-name="P81">Demonstrated strategic thinking and teamwork through gaming experiences.</text:p>
            </text:list-item>
          </text:list>
        </text:list-item>
      </text:list>
      <text:h text:style-name="P82" text:outline-level="2">Professional Memberships</text:h>
      <text:list text:style-name="LFO13" text:continue-numbering="true">
        <text:list-item>
          <text:p text:style-name="P83">Student Member, South African Institute of Electrical Engineers (SAIEE)</text:p>
        </text:list-item>
        <text:list-item>
          <text:p text:style-name="P84"><text:span text:style-name="T85">Subscriber, Creamer Media (Engineering News, Mining Weekly)<text:s/></text:span></text:p>
        </text:list-item>
      </text:list>
      <text:soft-page-break/>
      <text:h text:style-name="P86" text:outline-level="2">Conferences and Networking</text:h>
      <text:list text:style-name="LFO14" text:continue-numbering="true">
        <text:list-item>
          <text:p text:style-name="P87">Attendee, [Conference/Workshop Name], [Year]</text:p>
        </text:list-item>
        <text:list-item>
          <text:p text:style-name="P88">[Any other relevant conferences, workshops, or networking events attended]</text:p>
        </text:list-item>
      </text:list>
      <text:h text:style-name="P89" text:outline-level="2">Professional Development</text:h>
      <text:list text:style-name="LFO14" text:continue-numbering="true">
        <text:list-item>
          <text:p text:style-name="P90">Online Course: [Course Title], [Platform], [Year]</text:p>
        </text:list-item>
        <text:list-item>
          <text:p text:style-name="P91">Workshop: [Workshop Title], [Organizer], [Year]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72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5-05-27T11:23:00Z</meta:creation-date>
    <dc:date>2025-05-27T11:44:00Z</dc:date>
    <meta:print-date>2023-11-15T17:41:00Z</meta:print-date>
    <meta:template xlink:href="Normal.dotm" xlink:type="simple"/>
    <meta:editing-cycles>9</meta:editing-cycles>
    <meta:editing-duration>PT1140S</meta:editing-duration>
    <meta:user-defined meta:name="AppVersion">16.0000</meta:user-defined>
    <meta:document-statistic meta:page-count="3" meta:paragraph-count="9" meta:word-count="685" meta:character-count="4581" meta:row-count="32" meta:non-whitespace-character-count="3905"/>
  </office:meta>
</office:document-meta>
</file>